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Tahoma, sans-serif"/>
  </office:font-face-decls>
  <office:automatic-styles>
    <style:style style:name="P1" style:family="paragraph" style:parent-style-name="Standard" style:list-style-name="Numbering_20_123">
      <style:text-properties officeooo:rsid="0014aa39" officeooo:paragraph-rsid="0004a53e"/>
    </style:style>
    <style:style style:name="P2" style:family="paragraph" style:parent-style-name="Standard" style:list-style-name="Numbering_20_123">
      <style:text-properties officeooo:rsid="0008fc5d" officeooo:paragraph-rsid="0004a53e"/>
    </style:style>
    <style:style style:name="P3" style:family="paragraph" style:parent-style-name="Standard" style:list-style-name="Numbering_20_123">
      <style:text-properties officeooo:rsid="000f8013" officeooo:paragraph-rsid="0004a53e"/>
    </style:style>
    <style:style style:name="P4" style:family="paragraph" style:parent-style-name="Standard" style:list-style-name="Numbering_20_123">
      <style:text-properties officeooo:rsid="0010fd0e" officeooo:paragraph-rsid="0004a53e"/>
    </style:style>
    <style:style style:name="P5" style:family="paragraph" style:parent-style-name="Standard" style:list-style-name="Numbering_20_123">
      <style:text-properties officeooo:rsid="000940c3" officeooo:paragraph-rsid="0004a53e"/>
    </style:style>
    <style:style style:name="P6" style:family="paragraph" style:parent-style-name="Standard" style:list-style-name="Numbering_20_123">
      <style:text-properties officeooo:rsid="0013eff8" officeooo:paragraph-rsid="0004a53e"/>
    </style:style>
    <style:style style:name="P7" style:family="paragraph" style:parent-style-name="Standard" style:list-style-name="Numbering_20_123">
      <style:text-properties officeooo:rsid="00079c60" officeooo:paragraph-rsid="00079c60"/>
    </style:style>
    <style:style style:name="P8" style:family="paragraph" style:parent-style-name="Standard" style:list-style-name="Numbering_20_123">
      <style:text-properties officeooo:rsid="0007b2b6" officeooo:paragraph-rsid="0007b2b6"/>
    </style:style>
    <style:style style:name="P9" style:family="paragraph" style:parent-style-name="Standard">
      <style:text-properties officeooo:rsid="0007b2b6" officeooo:paragraph-rsid="0007b2b6"/>
    </style:style>
    <style:style style:name="T1" style:family="text">
      <style:text-properties officeooo:rsid="001652a6"/>
    </style:style>
    <style:style style:name="T2" style:family="text">
      <style:text-properties officeooo:rsid="000940c3"/>
    </style:style>
    <style:style style:name="T3" style:family="text">
      <style:text-properties officeooo:rsid="001234d0"/>
    </style:style>
    <style:style style:name="T4" style:family="text">
      <style:text-properties officeooo:rsid="000bd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cord talking head me using Lappy</text:p>
      <text:p text:style-name="P9">Record everything else from phone as clips or whatever. </text:p>
      <text:p text:style-name="P9">Maybe use LT as cam 2 and/or voice recording</text:p>
      <text:p text:style-name="P9"/>
      <text:p text:style-name="P9"/>
      <text:p text:style-name="P9"/>
      <text:list xml:id="list2804898262" text:style-name="Numbering_20_123">
        <text:list-item>
          <text:list>
            <text:list-item>
              <text:list>
                <text:list-item>
                  <text:p text:style-name="P2">00 - Here is my setup</text:p>
                  <text:list>
                    <text:list-item>
                      <text:p text:style-name="P2">Lappy</text:p>
                      <text:list>
                        <text:list-item>
                          <text:p text:style-name="P7">Show cracks using cellphone while recording video.</text:p>
                        </text:list-item>
                        <text:list-item>
                          <text:p text:style-name="P7">Performance/hardware lament re: resource usage, weird wireless/BT connectivity at login.</text:p>
                        </text:list-item>
                        <text:list-item>
                          <text:p text:style-name="P7">I’m waiting for it to die beyond repair.</text:p>
                        </text:list-item>
                      </text:list>
                    </text:list-item>
                    <text:list-item>
                      <text:p text:style-name="P2">Cell</text:p>
                      <text:list>
                        <text:list-item>
                          <text:p text:style-name="P7">Hardware OK, </text:p>
                        </text:list-item>
                        <text:list-item>
                          <text:p text:style-name="P7">OS/UI is annoying and a pain to use. Missing features and awkward functionality.</text:p>
                        </text:list-item>
                      </text:list>
                    </text:list-item>
                    <text:list-item>
                      <text:p text:style-name="P2">Work and Desk</text:p>
                      <text:list>
                        <text:list-item>
                          <text:p text:style-name="P8">Physical setup for work vs lappy/personal use.</text:p>
                        </text:list-item>
                        <text:list-item>
                          <text:p text:style-name="P8">Workbench folding TV dinner tray thing with Cana Kit box, book, and K14 keyboard. Show off whiteboard?</text:p>
                        </text:list-item>
                      </text:list>
                    </text:list-item>
                  </text:list>
                  <text:p text:style-name="P2"/>
                  <text:p text:style-name="P2"/>
                  <text:p text:style-name="P2"/>
                  <text:p text:style-name="P2"/>
                  <text:p text:style-name="P2"><text:span text:style-name="T2">01 - </text:span>Project Intro</text:p>
                  <text:list text:continue-numbering="true">
                    <text:list-item>
                      <text:p text:style-name="P3">The Problems</text:p>
                      <text:list>
                        <text:list-item>
                          <text:p text:style-name="P4">Lappy old, busted. Win8 to Win10 upgrade out of the box. Slow. Ready to be retired.</text:p>
                        </text:list-item>
                        <text:list-item>
                          <text:p text:style-name="P4">Work LT Forced to use work LT to learn. Should be just for work!</text:p>
                        </text:list-item>
                      </text:list>
                    </text:list-item>
                    <text:list-item>
                      <text:p text:style-name="P4">The Solution</text:p>
                      <text:list>
                        <text:list-item>
                          <text:p text:style-name="P5"><text:span text:style-name="T3">Cyberdeck Project 2022 (CDPR-2022)</text:span></text:p>
                          <text:list>
                            <text:list-item>
                              <text:p text:style-name="P6">What is a cyberdeck?</text:p>
                            </text:list-item>
                            <text:list-item>
                              <text:p text:style-name="P6">What Features/Functions desired?</text:p>
                            </text:list-item>
                          </text:list>
                        </text:list-item>
                        <text:list-item>
                          <text:p text:style-name="P5"><text:span text:style-name="T3">Wh</text:span>y am I doing this? <text:span text:style-name="T3">Hobby encompassing multiple techs I am interested in learning. I can test myself. It’s cool.</text:span></text:p>
                        </text:list-item>
                      </text:list>
                    </text:list-item>
                    <text:list-item>
                      <text:p text:style-name="P5">What am I looking to accomplish out of all of this</text:p>
                      <text:list>
                        <text:list-item>
                          <text:p text:style-name="P5">hobby, nerd, job/search, <text:span text:style-name="T4">etc</text:span>.</text:p>
                        </text:list-item>
                      </text:list>
                    </text:list-item>
                    <text:list-item>
                      <text:p text:style-name="P6">How will I get this done. Steps/phases</text:p>
                      <text:list>
                        <text:list-item>
                          <text:p text:style-name="P6">Doing now – Planning and prep</text:p>
                        </text:list-item>
                        <text:list-item>
                          <text:p text:style-name="P1">Set up Rpie, keyboard, monitor</text:p>
                        </text:list-item>
                        <text:list-item>
                          <text:p text:style-name="P1">LCD and case or epaper</text:p>
                        </text:list-item>
                        <text:list-item>
                          <text:p text:style-name="P1">Battery and what is left</text:p>
                        </text:list-item>
                        <text:list-item>
                          <text:p text:style-name="P1">Completion if needed and final tour.</text:p>
                        </text:list-item>
                        <text:list-item>
                          <text:p text:style-name="P1">Post<text:span text:style-name="T1">m</text:span>ort<text:span text:style-name="T1">e</text:span>m and <text:span text:style-name="T1">CDPR-2023 pla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Tahom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1:50:02.456117963</meta:creation-date>
    <dc:date>2022-10-31T17:06:10.017806689</dc:date>
    <meta:editing-duration>PT4H25M1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32" meta:word-count="248" meta:character-count="1328" meta:non-whitespace-character-count="1137"/>
  </office:meta>
</office:document-meta>
</file>